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2.488cm"/>
    </style:style>
    <style:style style:name="gr3" style:family="graphic" style:parent-style-name="standard">
      <style:graphic-properties draw:textarea-horizontal-align="center" draw:textarea-vertical-align="top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  <style:text-properties fo:font-size="36pt" style:font-size-asian="36pt" style:font-size-complex="36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start"/>
      <style:text-properties fo:font-size="28pt" style:font-size-asian="28pt" style:font-size-complex="28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font-size="24pt" style:font-size-asian="24pt" style:font-size-complex="2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4.044cm" svg:height="5.055cm" svg:x="10.3cm" svg:y="1.204cm">
          <text:p text:style-name="P1"><text:span text:style-name="T1">Photo</text:span></text:p>
        </draw:rect>
        <draw:frame draw:style-name="gr2" draw:text-style-name="P2" draw:layer="layout" svg:width="13.546cm" svg:height="12.738cm" svg:x="1cm" svg:y="7.27cm">
          <draw:text-box>
            <text:p text:style-name="P2"><text:span text:style-name="T2">Name: --NAME1--</text:span></text:p>
            <text:p text:style-name="P2"><text:span text:style-name="T2">Family: --NAME2--</text:span></text:p>
            <text:p text:style-name="P2"><text:span text:style-name="T2">Phone: --TEL--</text:span></text:p>
            <text:p text:style-name="P2"><text:span text:style-name="T2">Birthday: --BDAY--</text:span></text:p>
            <text:p text:style-name="P2"><text:span text:style-name="T2"/></text:p>
            <text:p text:style-name="P2"><text:span text:style-name="T2">Username: --UNAME--</text:span></text:p>
            <text:p text:style-name="P2"><text:span text:style-name="T2">Password: --PASS--</text:span></text:p>
            <text:p text:style-name="P2"><text:span text:style-name="T2">E-mail:</text:span></text:p>
            <text:p text:style-name="P2"><text:span text:style-name="T2">--EMAIL--</text:span></text:p>
          </draw:text-box>
        </draw:frame>
        <draw:rect draw:style-name="gr3" draw:text-style-name="P3" draw:layer="layout" svg:width="12.132cm" svg:height="18.198cm" svg:x="16.568cm" svg:y="1.204cm">
          <text:p text:style-name="P3"><text:span text:style-name="T2"><text:s text:c="2"/></text:span><text:span text:style-name="T2">Date <text:s text:c="3"/>Amount <text:s text:c="4"/>Signature</text:span></text:p>
        </draw:rect>
        <draw:line draw:style-name="gr4" draw:text-style-name="P4" draw:layer="layout" svg:x1="19.601cm" svg:y1="19.401cm" svg:x2="19.601cm" svg:y2="1.204cm">
          <text:p/>
        </draw:line>
        <draw:line draw:style-name="gr4" draw:text-style-name="P4" draw:layer="layout" svg:x1="23.645cm" svg:y1="19.401cm" svg:x2="23.645cm" svg:y2="1.204cm">
          <text:p/>
        </draw:line>
        <draw:line draw:style-name="gr4" draw:text-style-name="P4" draw:layer="layout" svg:x1="16.569cm" svg:y1="3.832cm" svg:x2="28.7cm" svg:y2="3.832cm">
          <text:p/>
        </draw:line>
        <draw:line draw:style-name="gr4" draw:text-style-name="P4" draw:layer="layout" svg:x1="16.569cm" svg:y1="7.876cm" svg:x2="28.7cm" svg:y2="7.876cm">
          <text:p/>
        </draw:line>
        <draw:line draw:style-name="gr4" draw:text-style-name="P4" draw:layer="layout" svg:x1="16.569cm" svg:y1="5.854cm" svg:x2="28.7cm" svg:y2="5.854cm">
          <text:p/>
        </draw:line>
        <draw:line draw:style-name="gr4" draw:text-style-name="P4" draw:layer="layout" svg:x1="16.569cm" svg:y1="9.898cm" svg:x2="28.7cm" svg:y2="9.898cm">
          <text:p/>
        </draw:line>
        <draw:line draw:style-name="gr4" draw:text-style-name="P4" draw:layer="layout" svg:x1="16.569cm" svg:y1="13.942cm" svg:x2="28.7cm" svg:y2="13.942cm">
          <text:p/>
        </draw:line>
        <draw:line draw:style-name="gr4" draw:text-style-name="P4" draw:layer="layout" svg:x1="16.569cm" svg:y1="11.92cm" svg:x2="28.7cm" svg:y2="11.92cm">
          <text:p/>
        </draw:line>
        <draw:line draw:style-name="gr4" draw:text-style-name="P4" draw:layer="layout" svg:x1="16.569cm" svg:y1="15.964cm" svg:x2="28.7cm" svg:y2="15.964cm">
          <text:p/>
        </draw:line>
        <draw:line draw:style-name="gr4" draw:text-style-name="P4" draw:layer="layout" svg:x1="16.569cm" svg:y1="17.986cm" svg:x2="28.7cm" svg:y2="17.986cm">
          <text:p/>
        </draw:line>
      </draw:page>
      <draw:page draw:name="page2" draw:style-name="dp1" draw:master-page-name="Standard">
        <draw:rect draw:style-name="gr1" draw:text-style-name="P5" draw:layer="layout" svg:width="12cm" svg:height="19cm" svg:x="1.3cm" svg:y="1cm">
          <text:p text:style-name="P5"><text:span text:style-name="T3">Organisation</text:span></text:p>
          <text:p text:style-name="P5"><text:span text:style-name="T3">--CENTER_NAME--</text:span></text:p>
          <text:p text:style-name="P5"><text:span text:style-name="T3">--CENTER_ADDRESS--</text:span></text:p>
          <text:p text:style-name="P5"><text:span text:style-name="T3">--CENTER_TOWN--</text:span></text:p>
          <text:p text:style-name="P5"><text:span text:style-name="T3">--CENTER_COUNTRY--</text:span></text:p>
          <text:p text:style-name="P5"><text:span text:style-name="T3">--CENTER_TEL--</text:span></text:p>
          <text:p text:style-name="P5"><text:span text:style-name="T3">--CENTER_URL--</text:span></text:p>
          <text:p text:style-name="P5"><text:span text:style-name="T3">--CENTER_EMAIL--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</draw:rect>
        <draw:rect draw:style-name="gr1" draw:text-style-name="P1" draw:layer="layout" svg:width="13cm" svg:height="19cm" svg:x="15.3cm" svg:y="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--CENTER_NAME--</text:span></text:p>
          <text:p text:style-name="P1"><text:span text:style-name="T1"/></text:p>
          <text:p text:style-name="P1"><text:span text:style-name="T1">Description of center</text:span></text:p>
          <text:p text:style-name="P1"><text:span text:style-name="T1"/></text:p>
          <text:p text:style-name="P1"><text:span text:style-name="T1">Student card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nus Gasser</meta:initial-creator>
    <meta:creation-date>2011-01-20T09:10:38</meta:creation-date>
    <dc:date>2014-01-31T23:00:18.760790000</dc:date>
    <meta:editing-duration>PT17H5M45S</meta:editing-duration>
    <meta:editing-cycles>25</meta:editing-cycles>
    <meta:generator>LibreOffice/4.1.3.2$MacOSX_x86 LibreOffice_project/70feb7d99726f064edab4605a8ab840c50ec57a</meta:generator>
    <meta:printed-by>Linus Gasser</meta:printed-by>
    <meta:print-date>2011-01-20T09:29:33</meta:print-date>
    <meta:document-statistic meta:object-count="15"/>
  </office:meta>
</office:document-meta>
</file>